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18570b" officeooo:paragraph-rsid="0042fec3"/>
    </style:style>
    <style:style style:name="P5" style:family="paragraph" style:parent-style-name="Text_20_body" style:list-style-name="L2">
      <style:text-properties officeooo:rsid="00323733" officeooo:paragraph-rsid="00323733"/>
    </style:style>
    <style:style style:name="P6" style:family="paragraph" style:parent-style-name="Text_20_body" style:list-style-name="L3">
      <style:text-properties officeooo:rsid="003ff5f0" officeooo:paragraph-rsid="003ff5f0"/>
    </style:style>
    <style:style style:name="T1" style:family="text">
      <style:text-properties officeooo:rsid="00106986"/>
    </style:style>
    <style:style style:name="T2" style:family="text">
      <style:text-properties officeooo:rsid="001bec21"/>
    </style:style>
    <style:style style:name="T3" style:family="text">
      <style:text-properties officeooo:rsid="001cd58c"/>
    </style:style>
    <style:style style:name="T4" style:family="text">
      <style:text-properties officeooo:rsid="001efb3a"/>
    </style:style>
    <style:style style:name="T5" style:family="text">
      <style:text-properties officeooo:rsid="0022e341"/>
    </style:style>
    <style:style style:name="T6" style:family="text">
      <style:text-properties officeooo:rsid="0023c5b3"/>
    </style:style>
    <style:style style:name="T7" style:family="text">
      <style:text-properties officeooo:rsid="0025addc"/>
    </style:style>
    <style:style style:name="T8" style:family="text">
      <style:text-properties officeooo:rsid="00329e06"/>
    </style:style>
    <style:style style:name="T9" style:family="text">
      <style:text-properties officeooo:rsid="00335903"/>
    </style:style>
    <style:style style:name="T10" style:family="text">
      <style:text-properties officeooo:rsid="0039e006"/>
    </style:style>
    <style:style style:name="T11" style:family="text">
      <style:text-properties officeooo:rsid="0040f037"/>
    </style:style>
    <style:style style:name="T12" style:family="text">
      <style:text-properties officeooo:rsid="0041408a"/>
    </style:style>
    <style:style style:name="T13" style:family="text">
      <style:text-properties officeooo:rsid="004264a5"/>
    </style:style>
    <style:style style:name="T14" style:family="text">
      <style:text-properties officeooo:rsid="0042fa11"/>
    </style:style>
    <style:style style:name="T15" style:family="text">
      <style:text-properties officeooo:rsid="0042fec3"/>
    </style:style>
    <style:style style:name="T16" style:family="text">
      <style:text-properties officeooo:rsid="004dc97d"/>
    </style:style>
    <style:style style:name="T17" style:family="text">
      <style:text-properties officeooo:rsid="005cebd8"/>
    </style:style>
    <style:style style:name="T18" style:family="text">
      <style:text-properties officeooo:rsid="005ee219"/>
    </style:style>
    <style:style style:name="T19" style:family="text">
      <style:text-properties officeooo:rsid="0061ef2a"/>
    </style:style>
    <style:style style:name="T20" style:family="text">
      <style:text-properties officeooo:rsid="0068bbd4"/>
    </style:style>
    <style:style style:name="T21" style:family="text">
      <style:text-properties officeooo:rsid="006d2740"/>
    </style:style>
    <style:style style:name="T22" style:family="text">
      <style:text-properties officeooo:rsid="0070df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7:1-14</text:h>
      <text:h text:style-name="Heading_20_2" text:outline-level="2"><text:bookmark text:name="en-GNT-26364"/>Judging Others <text:span text:style-name="T1">(1-6)</text:span></text:h>
      <text:list xml:id="list364043574" text:style-name="L1">
        <text:list-item>
          <text:p text:style-name="P1">“Do not judge others, so that God will not judge you, for God will judge you in the same way you judge others, and he will apply to you the same rules you apply to others. Why, then, do you look at the speck in your brother's eye and pay no attention to the log in your own eye? How dare you say to your brother, ‘Please, let me take that speck out of your eye,’ when you have a log in your own eye? You hypocrite! First take the log out of your own eye, and then you will be able to see clearly to take the speck out of your brother's eye. “Do not give what is holy to dogs—they will only turn and attack you. Do not throw your pearls in front of pigs—they will only trample them underfoot.</text:p>
        </text:list-item>
        <text:list-item>
          <text:p text:style-name="P4">Let’s not judge others, it’s not our place to judge other<text:span text:style-name="T3">s; </text:span><text:span text:style-name="T12">we’ve our own fair share of faults for us to be judging others</text:span>. <text:span text:style-name="T3">Those who judge others usually oversee their own </text:span><text:span text:style-name="T14">shortcomings </text:span><text:span text:style-name="T15">and this makes their judgement</text:span><text:span text:style-name="T16">s</text:span><text:span text:style-name="T15"> biased</text:span><text:span text:style-name="T4">, </text:span><text:span text:style-name="T6">they see the spec in others </text:span><text:span text:style-name="T7">eyes </text:span><text:span text:style-name="T6">and not the log in theirs </text:span><text:span text:style-name="T7">own eyes. </text:span><text:span text:style-name="T12">The standa</text:span><text:span text:style-name="T13">rds</text:span><text:span text:style-name="T2"> we </text:span><text:span text:style-name="T13">use to</text:span><text:span text:style-name="T2"> judge other</text:span><text:span text:style-name="T5">s</text:span><text:span text:style-name="T2">, we’ll also be </text:span><text:span text:style-name="T13">used to</text:span><text:span text:style-name="T2"> judge </text:span><text:span text:style-name="T13">us</text:span><text:span text:style-name="T2"> hence it’s best not to judge.</text:span></text:p>
        </text:list-item>
      </text:list>
      <text:h text:style-name="Heading_20_2" text:outline-level="2"><text:bookmark text:name="en-GNT-26370"/>Ask, Seek, Knock <text:span text:style-name="T1">(7-12)</text:span></text:h>
      <text:list xml:id="list3956458689" text:style-name="L2">
        <text:list-item>
          <text:p text:style-name="P2">“Ask, and you will receive; seek, and you will find; knock, and the door will be opened to you. For everyone who asks will receive, and anyone who seeks will find, and the door will be opened to those who knock. Would any of you who are fathers give your son a stone when he asks for bread?<text:bookmark text:name="en-GNT-26373"/> <text:s/>Or would you give him a snake when he asks for a fish? <text:bookmark text:name="en-GNT-26374"/>As bad as you are, you know how to give good things to your children. How much more, then, will your Father in heaven give good things to those who ask him!<text:bookmark text:name="en-GNT-26375"/> “Do for others what you want them to do for you: this is the meaning of the Law of Moses and of the teachings of the prophets.</text:p>
        </text:list-item>
        <text:list-item>
          <text:p text:style-name="P5">If we ask, we’ll receive; if we seek, we’ll find and if we knock, the door will be opened. <text:span text:style-name="T8">Our father in heaven will provide for us all we need </text:span><text:span text:style-name="T9">if we ask, seek and knock. </text:span><text:span text:style-name="T10">Earthly parent</text:span><text:span text:style-name="T17">s</text:span><text:span text:style-name="T10"> though bad </text:span><text:span text:style-name="T18">in nature</text:span><text:span text:style-name="T10">, know how to provide for their kids what more our good God? He’ll provide beyond our own imagination; </text:span><text:span text:style-name="T19">so let’s ask, seek and knock.</text:span></text:p>
        </text:list-item>
      </text:list>
      <text:h text:style-name="Heading_20_2" text:outline-level="2"><text:bookmark text:name="en-GNT-26376"/>The Narrow Gate <text:span text:style-name="T1">(13-14)</text:span></text:h>
      <text:list xml:id="list3395736163" text:style-name="L3">
        <text:list-item>
          <text:p text:style-name="P3">“Go in through the narrow gate, because the gate to hell is wide and the road that leads to it is easy, and there are many who travel it. <text:bookmark text:name="en-GNT-26377"/>But the gate to life is narrow and the way that leads to it is hard, and there are few people who find it.</text:p>
        </text:list-item>
        <text:list-item>
          <text:p text:style-name="P6">Things that lead us to destruction or hell are easy, beacause of that a lot of people will travel that <text:span text:style-name="T20">route</text:span>. Things that lead us to life and paradise are hard, hence a few people will travel that <text:span text:style-name="T21">route</text:span>. <text:span text:style-name="T11">We’re encouraged to travel the hard path for the final destination is amazing, the soft and easy path leads to nowhere </text:span><text:span text:style-name="T22">but destruction</text:span><text:span text:style-name="T11">.</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06:19:26.155481624</meta:creation-date>
    <dc:date>2021-10-23T07:02:10.153493876</dc:date>
    <meta:editing-duration>PT42M38S</meta:editing-duration>
    <meta:editing-cycles>27</meta:editing-cycles>
    <meta:generator>LibreOffice/6.4.7.2$Linux_X86_64 LibreOffice_project/40$Build-2</meta:generator>
    <meta:document-statistic meta:table-count="0" meta:image-count="0" meta:object-count="0" meta:page-count="1" meta:paragraph-count="10" meta:word-count="548" meta:character-count="2722" meta:non-whitespace-character-count="2191"/>
  </office:meta>
</office:document-meta>
</file>